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InputStreamAdapter.read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Adapt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Adapter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Adapt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Adapter.ImageInputStreamAdapter( ImageInputStream i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Adap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Adapter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Adap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InputStreamAdapter.read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InputStreamAdapter.mark( int readli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